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3cm" svg:height="9.004cm" svg:x="9.441cm" svg:y="6.056cm">
            <draw:object draw:notify-on-update-of-ranges="Sheet1.A1:Sheet1.A1 Sheet1.A2:Sheet1.A21 Sheet1.B1:Sheet1.B1 Sheet1.B2:Sheet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643" calcext:value-type="float">
            <text:p>86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470" calcext:value-type="float">
            <text:p>1647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319" calcext:value-type="float">
            <text:p>213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793" calcext:value-type="float">
            <text:p>267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896" calcext:value-type="float">
            <text:p>3289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620" calcext:value-type="float">
            <text:p>396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969" calcext:value-type="float">
            <text:p>4696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4943" calcext:value-type="float">
            <text:p>5494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3546" calcext:value-type="float">
            <text:p>635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2770" calcext:value-type="float">
            <text:p>7277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2619" calcext:value-type="float">
            <text:p>8261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3093" calcext:value-type="float">
            <text:p>9309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4196" calcext:value-type="float">
            <text:p>1041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5920" calcext:value-type="float">
            <text:p>1159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1T10:00:36.003222953</dc:date>
    <meta:document-statistic meta:table-count="1" meta:cell-count="4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3.433cm" svg:y="4.203cm" style:legend-expansion="high" chart:style-name="ch2"/>
        <chart:plot-area chart:style-name="ch3" table:cell-range-address="Sheet1.A1:Sheet1.B21" chart:data-source-has-labels="row" svg:x="0.319cm" svg:y="0.18cm" svg:width="12.795cm" svg:height="8.645cm">
          <chartooo:coordinate-region svg:x="1.681cm" svg:y="0.379cm" svg:width="11.15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21</svg:desc>
                </draw:g>
              </table:table-cell>
              <table:table-cell office:value-type="float" office:value="19">
                <text:p>19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8643">
                <text:p>8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6470">
                <text:p>16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">
                <text:p>205</text:p>
              </table:table-cell>
              <table:table-cell office:value-type="float" office:value="21319">
                <text:p>21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26793">
                <text:p>26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32896">
                <text:p>32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39620">
                <text:p>39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5">
                <text:p>305</text:p>
              </table:table-cell>
              <table:table-cell office:value-type="float" office:value="46969">
                <text:p>46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54943">
                <text:p>54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5">
                <text:p>355</text:p>
              </table:table-cell>
              <table:table-cell office:value-type="float" office:value="63546">
                <text:p>63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0">
                <text:p>380</text:p>
              </table:table-cell>
              <table:table-cell office:value-type="float" office:value="72770">
                <text:p>72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5">
                <text:p>405</text:p>
              </table:table-cell>
              <table:table-cell office:value-type="float" office:value="82619">
                <text:p>82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">
                <text:p>430</text:p>
              </table:table-cell>
              <table:table-cell office:value-type="float" office:value="93093">
                <text:p>930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5">
                <text:p>455</text:p>
              </table:table-cell>
              <table:table-cell office:value-type="float" office:value="104196">
                <text:p>104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">
                <text:p>480</text:p>
              </table:table-cell>
              <table:table-cell office:value-type="float" office:value="115920">
                <text:p>1159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